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size="12pt" style:font-size-asian="12pt" style:font-size-complex="12pt"/>
    </style:style>
    <style:style style:name="P3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12pt" fo:font-weight="bold" officeooo:rsid="0012306f" officeooo:paragraph-rsid="0012306f" style:font-size-asian="12pt" style:font-weight-asian="bold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lgoritmo narrado.</text:p>
      <text:p text:style-name="P5"/>
      <text:p text:style-name="P5">Ejercicio 1</text:p>
      <text:p text:style-name="P1"><text:span text:style-name="T1">1.-</text:span><text:span text:style-name="T2"> Determinar una variable de tipo int (matrícula) y otras 4 variables de tipo float (promedio,nota1,nota2 y nota3).</text:span></text:p>
      <text:p text:style-name="P1"><text:span text:style-name="T1">2.-</text:span><text:span text:style-name="T2"> Pedir el valor de las variables(matrícula,nota1,nota2 y nota3) enseguida recibir y guardar los valores de las variables.</text:span></text:p>
      <text:p text:style-name="P1"><text:span text:style-name="T1">3.-</text:span><text:span text:style-name="T2"> Definir la operación que se debe realizar para obtener el valor de la variable promedio,la cual será: promedio = (nota1+nota2+nota3)/3.</text:span></text:p>
      <text:p text:style-name="P1"><text:span text:style-name="T1">4.-</text:span><text:span text:style-name="T2"> Mostrar el valor de la variable matrícula y el valor de la palabra promedio.</text:span></text:p>
      <text:p text:style-name="P1"><text:span text:style-name="T1">5.-</text:span><text:span text:style-name="T2"> Para finalizar utilizar “return 0; .”</text:span></text:p>
      <text:p text:style-name="P2"/>
      <text:p text:style-name="P4">Ejercicio 2</text:p>
      <text:p text:style-name="P1"><text:span text:style-name="T1">1.-</text:span><text:span text:style-name="T2"> Determinar 3 variables de tipo int (número,cuadrado y cubo).</text:span></text:p>
      <text:p text:style-name="P1"><text:span text:style-name="T1">2.- </text:span><text:span text:style-name="T2">Pedir el valor de la variable número para luego recibir y guardar los valores de las variables.</text:span></text:p>
      <text:p text:style-name="P1"><text:span text:style-name="T1">3.-</text:span><text:span text:style-name="T2"> Definir la operación que se debe realizar para obtener el valor de la variable cuadrado y la variable cubo, la cual será:</text:span></text:p>
      <text:p text:style-name="P2">Cuadrado = (número*número).</text:p>
      <text:p text:style-name="P2">Cubo = (número*número*número).</text:p>
      <text:p text:style-name="P1"><text:span text:style-name="T1">4.-</text:span><text:span text:style-name="T2"> Mostrar el valor de las variables cuadrado y cubo.</text:span></text:p>
      <text:p text:style-name="P1"><text:span text:style-name="T1">5.-</text:span><text:span text:style-name="T2"> Para finalizar utilizar “return 0; .”</text:span></text:p>
      <text:p text:style-name="P2"/>
      <text:p text:style-name="P4">Ejercicio 3</text:p>
      <text:p text:style-name="P1"><text:span text:style-name="T1">1.-</text:span><text:span text:style-name="T2"> Determinar 5 variables de tipo float (hipotenusa,cateto1,cateto2,a,b).</text:span></text:p>
      <text:p text:style-name="P1"><text:span text:style-name="T1">2.-</text:span><text:span text:style-name="T2"> Pedir el valor de la variable cateto1 y de la variable cateto2, recibir y guardar los valores de las variables.</text:span></text:p>
      <text:p text:style-name="P1"><text:span text:style-name="T1">3.-</text:span><text:span text:style-name="T2"> Definir la operación que se debe realizar para obtener el valor de la hipotenusa, la cual será:</text:span></text:p>
      <text:p text:style-name="P2">a = (cateto1*cateto1).</text:p>
      <text:p text:style-name="P2">b = (cateto2*cateto2)</text:p>
      <text:p text:style-name="P2">Hipotenusa = (a+b).</text:p>
      <text:p text:style-name="P1"><text:span text:style-name="T1">4.-</text:span><text:span text:style-name="T2"> Mostrar el valor de la variable hipotenusa.</text:span></text:p>
      <text:p text:style-name="P2">5.- Para finalizar utilizar “return 0; .”</text:p>
      <text:p text:style-name="P2"/>
      <text:p text:style-name="P4">Ejercicio 4</text:p>
      <text:p text:style-name="P1"><text:span text:style-name="T1">1.-</text:span><text:span text:style-name="T2"> Determinar 4 variables de tipo float (superficie,base,altura y perímetro).</text:span></text:p>
      <text:p text:style-name="P1"><text:span text:style-name="T1">2.-</text:span><text:span text:style-name="T2"> Pedir el valor de la variable base y de la variable altura, recibir y guardar los valores de las variables.</text:span></text:p>
      <text:p text:style-name="P1"><text:span text:style-name="T1">3.-</text:span><text:span text:style-name="T2"> Definir la operación que se debe realizar para obtener el valor de la variable superficie,la cual será:</text:span></text:p>
      <text:p text:style-name="P2">Superficie = (base*altura).</text:p>
      <text:p text:style-name="P1"><text:span text:style-name="T1">4.-</text:span><text:span text:style-name="T2"> Mostrar el valor de la variable superficie.</text:span></text:p>
      <text:p text:style-name="P1"><text:soft-page-break/><text:span text:style-name="T1">5.-</text:span><text:span text:style-name="T2"> Definir la operación que se debe realizar para obtener el valor de la variable perímetro,la cual será:</text:span></text:p>
      <text:p text:style-name="P2">Perímetro = 2*(base+altura).</text:p>
      <text:p text:style-name="P1"><text:span text:style-name="T1">6.-</text:span><text:span text:style-name="T2"> Mostrar el valor de la variable perímetro.</text:span></text:p>
      <text:p text:style-name="P1"><text:span text:style-name="T1">7.- </text:span><text:span text:style-name="T2">Para finalizar utilizar “return 0; .”</text:span></text:p>
      <text:p text:style-name="P2"/>
      <text:p text:style-name="P4">Ejercicio 5</text:p>
      <text:p text:style-name="P1"><text:span text:style-name="T1">1.- </text:span><text:span text:style-name="T2">Determinar una variable de tipo char(nombre) y 4 variables de tipo float(peso, longitud,libra,pie).</text:span></text:p>
      <text:p text:style-name="P1"><text:span text:style-name="T1">2.-</text:span><text:span text:style-name="T2"> Pedir el valor de la variable nombre y el valor de la variable libra, recibir y guardar el valor de la variable.</text:span></text:p>
      <text:p text:style-name="P1"><text:span text:style-name="T1">3.-</text:span><text:span text:style-name="T2"> Definir la operación que se debe realizar para obtener el valor de la variable peso,la cual será:</text:span></text:p>
      <text:p text:style-name="P2">Peso = (libra*0.45).</text:p>
      <text:p text:style-name="P1"><text:span text:style-name="T1">4.-</text:span><text:span text:style-name="T2"> Mostrar el valor de la variable peso.</text:span></text:p>
      <text:p text:style-name="P1"><text:span text:style-name="T1">5.- </text:span><text:span text:style-name="T2">Pedir el valor de la variable pie,recibir y guardar el valor de la variable.</text:span></text:p>
      <text:p text:style-name="P1"><text:span text:style-name="T1">6.-</text:span><text:span text:style-name="T2"> Definir la operación que se debe realizar para obtener el valor de la variable longitud,la cual será:</text:span></text:p>
      <text:p text:style-name="P2">Longitud = (pie*0.3048).</text:p>
      <text:p text:style-name="P1"><text:span text:style-name="T1">7.- </text:span><text:span text:style-name="T2">Mostrar el valor de la variable longitud.</text:span></text:p>
      <text:p text:style-name="P1"><text:span text:style-name="T1">8.-</text:span><text:span text:style-name="T2"> Para finalizar utilizar “return 0; .”</text:span></text:p>
      <text:p text:style-name="P2"/>
      <text:p text:style-name="P4">Ejercicio 6</text:p>
      <text:p text:style-name="P1"><text:span text:style-name="T1">1.- </text:span><text:span text:style-name="T2">Determinar 3 variables de tipo float (galón, precio y cantidad en litro).</text:span></text:p>
      <text:p text:style-name="P1"><text:span text:style-name="T1">2.- </text:span><text:span text:style-name="T2">Definir cuánto equivale un galón en litros,lo cual será:</text:span></text:p>
      <text:p text:style-name="P2">Galón = 3.785</text:p>
      <text:p text:style-name="P1"><text:span text:style-name="T1">3.-</text:span><text:span text:style-name="T2"> Pedir el valor de la variable galón, recibir y guardar el valor de la variable.</text:span></text:p>
      <text:p text:style-name="P1"><text:span text:style-name="T1">4.-</text:span><text:span text:style-name="T2"> Definir la operación que se debe realizar para obtener el valor de la variable cantidad en litro,la cual será:</text:span></text:p>
      <text:p text:style-name="P2">Cantidad por litro = (galón*3.785).</text:p>
      <text:p text:style-name="P1"><text:span text:style-name="T1">5.-</text:span><text:span text:style-name="T2"> Mostrar el valor de la variable cantidad en litro.</text:span></text:p>
      <text:p text:style-name="P1"><text:span text:style-name="T1">6.- </text:span><text:span text:style-name="T2">Definir la operación que se debe realizar para obtener el valor de la variable previo, la cual será:</text:span></text:p>
      <text:p text:style-name="P2">Precio = (cantidad en litro*820).</text:p>
      <text:p text:style-name="P1"><text:span text:style-name="T1">7.-</text:span><text:span text:style-name="T2"> Mostrar el valor de la variable precio.</text:span></text:p>
      <text:p text:style-name="P1"><text:span text:style-name="T1">8.-</text:span><text:span text:style-name="T2"> Para finalizar utilizar “return 0; .”</text:span></text:p>
      <text:p text:style-name="P2"/>
      <text:p text:style-name="P4">Ejercicio 7</text:p>
      <text:p text:style-name="P1"><text:span text:style-name="T1">1.- </text:span><text:span text:style-name="T2">Determinar una variable de tipo int (día) y otra variable de tipo float (segundos).</text:span></text:p>
      <text:p text:style-name="P1"><text:span text:style-name="T1">2.-</text:span><text:span text:style-name="T2"> Definir cuánto equivale un día en segundos,lo cual será:</text:span></text:p>
      <text:p text:style-name="P2">Día = 86400</text:p>
      <text:p text:style-name="P1"><text:span text:style-name="T1">3.- </text:span><text:span text:style-name="T2">Pedir el valor de la variable día,recibir y guardar el valor de la variable.</text:span></text:p>
      <text:p text:style-name="P1"><text:span text:style-name="T1">4.-</text:span><text:span text:style-name="T2"> Definir la operación que se debe realizar para obtener el valor de la variable segundos,la cuál será:</text:span></text:p>
      <text:p text:style-name="P2"><text:soft-page-break/>Segundos = (día*86400).</text:p>
      <text:p text:style-name="P1"><text:span text:style-name="T1">5.-</text:span><text:span text:style-name="T2"> Mostrar el valor de la variable segundos.</text:span></text:p>
      <text:p text:style-name="P1"><text:span text:style-name="T1">6.-</text:span><text:span text:style-name="T2"> Para finalizar utilizar “return 0; .”</text:span></text:p>
      <text:p text:style-name="P2"/>
      <text:p text:style-name="P4">Ejercicio 8</text:p>
      <text:p text:style-name="P1"><text:span text:style-name="T1">1.-</text:span><text:span text:style-name="T2"> Determinar 2 variables de tipo float (x, ejercicio).</text:span></text:p>
      <text:p text:style-name="P1"><text:span text:style-name="T1">2.- </text:span><text:span text:style-name="T2">Pedir el valor de la variable x, recibir y guardar el valor de la variable.</text:span></text:p>
      <text:p text:style-name="P1"><text:span text:style-name="T1">3.-</text:span><text:span text:style-name="T2"> Definir la operación que se debe realizar para obtener el valor de la variable ejercicio,la cual será:</text:span></text:p>
      <text:p text:style-name="P2">Ejercicio = (x*x*x)+2*(x*x)+(3*x)+5</text:p>
      <text:p text:style-name="P1"><text:span text:style-name="T1">4.-</text:span><text:span text:style-name="T2"> Mostrar el valor de la variable ejercicio.</text:span></text:p>
      <text:p text:style-name="P1"><text:span text:style-name="T1">5.-</text:span><text:span text:style-name="T2"> Para finalizar utilizar “return 0; .”</text:span></text:p>
      <text:p text:style-name="P2"/>
      <text:p text:style-name="P4">Ejercicio 9</text:p>
      <text:p text:style-name="P1"><text:span text:style-name="T1">1.- </text:span><text:span text:style-name="T2">Determinar 3 variables de tipo int (sueldo base, ventas,sueldo total) y una variable de tipo float (comisión).</text:span></text:p>
      <text:p text:style-name="P1"><text:span text:style-name="T1">2.-</text:span><text:span text:style-name="T2"> Pedir el valor de la variable sueldo base,recibir y guardar el valor de la variable.</text:span></text:p>
      <text:p text:style-name="P1"><text:span text:style-name="T1">3.- </text:span><text:span text:style-name="T2">Pedir el valor de la variable ventas,recibir y guardar el valor de la variable.</text:span></text:p>
      <text:p text:style-name="P1"><text:span text:style-name="T1">4.-</text:span><text:span text:style-name="T2"> Definir la operación que se debe realizar para obtener el valor de la variable comisión,la cual será:</text:span></text:p>
      <text:p text:style-name="P2">Comisión = (ventas*7)/100</text:p>
      <text:p text:style-name="P1"><text:span text:style-name="T1">5.-</text:span><text:span text:style-name="T2"> Mostrar el valor de la variable comisión.</text:span></text:p>
      <text:p text:style-name="P1"><text:span text:style-name="T1">6.- </text:span><text:span text:style-name="T2">Definir que se debe realizar para obtener el valor de la variable sueldo total,la cual será:</text:span></text:p>
      <text:p text:style-name="P2">Sueldo total = (sueldo base+comisión).</text:p>
      <text:p text:style-name="P1"><text:span text:style-name="T1">7.-</text:span><text:span text:style-name="T2"> Mostrar el valor de la variable sueldo total.</text:span></text:p>
      <text:p text:style-name="P1"><text:span text:style-name="T1">8.-</text:span><text:span text:style-name="T2"> Para finalizar utilizar “return 0; .”</text:span></text:p>
      <text:p text:style-name="P2"/>
      <text:p text:style-name="P4">Ejercicio 10</text:p>
      <text:p text:style-name="P1"><text:span text:style-name="T1">1.-</text:span><text:span text:style-name="T2"> Determinar de tipo int(costo de boleto,costo de kilómetro) y una variable de tipo float (kilómetros).</text:span></text:p>
      <text:p text:style-name="P1"><text:span text:style-name="T1">2.- </text:span><text:span text:style-name="T2">Pedir el valor de la variable de kilómetro,recibir y guardar el valor de la variable.</text:span></text:p>
      <text:p text:style-name="P1"><text:span text:style-name="T1">3.- </text:span><text:span text:style-name="T2">Pedir el valor de la variable costo de kilómetro, recibir y guardar el valor de la variable.</text:span></text:p>
      <text:p text:style-name="P1"><text:span text:style-name="T1">4.- </text:span><text:span text:style-name="T2">Definir la operación que se debe realizar para obtener el valor de boleto,la cual será:</text:span></text:p>
      <text:p text:style-name="P2">Costo de boleto = (kilómetro*costo de kilómetro).</text:p>
      <text:p text:style-name="P1"><text:span text:style-name="T1">5.- </text:span><text:span text:style-name="T2">Mostrar el valor de la variable costo de boleto.</text:span></text:p>
      <text:p text:style-name="P1"><text:span text:style-name="T1">6.- </text:span><text:span text:style-name="T2">Para finalizar utilizar “return 0; .”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none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none" fo:country="none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9T11:51:03.864334229</dc:date>
    <meta:editing-duration>PT6M16S</meta:editing-duration>
    <meta:editing-cycles>3</meta:editing-cycles>
    <meta:generator>LibreOffice/5.3.1.2$Linux_X86_64 LibreOffice_project/30m0$Build-2</meta:generator>
    <meta:document-statistic meta:table-count="0" meta:image-count="0" meta:object-count="0" meta:page-count="3" meta:paragraph-count="92" meta:word-count="921" meta:character-count="5454" meta:non-whitespace-character-count="4625"/>
  </office:meta>
</office:document-meta>
</file>